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yCaclModule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Push Butto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MyCaclModules.Calc?language=Basic&amp;location=document" xlink:type="simple"/>
              </office:event-listeners>
            </form:button>
          </form:form>
        </office:forms>
        <table:shapes>
          <draw:control draw:z-index="0" draw:name="Control 1" draw:text-style-name="P1" svg:width="1.7854in" svg:height="0.3634in" svg:x="5.1945in" svg:y="1.535in" draw:control="control1"/>
        </table:shapes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Intitulé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assif</text:p>
          </table:table-cell>
          <table:table-cell table:number-columns-repeated="2"/>
          <table:table-cell office:value-type="string" calcext:value-type="string">
            <text:p>Sommes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Test1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çu</text:p>
          </table:table-cell>
          <table:table-cell office:value-type="float" office:value="23.3" calcext:value-type="float">
            <text:p>23.3</text:p>
          </table:table-cell>
        </table:table-row>
        <table:table-row table:style-name="ro1">
          <table:table-cell/>
          <table:table-cell office:value-type="string" calcext:value-type="string">
            <text:p>Test2</text:p>
          </table:table-cell>
          <table:table-cell office:value-type="float" office:value="3.1" calcext:value-type="float">
            <text:p>3.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épensé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Test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st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office:value-type="float" office:value="30.3" calcext:value-type="float">
            <text:p>30.3</text:p>
          </table:table-cell>
        </table:table-row>
        <table:table-row table:style-name="ro1">
          <table:table-cell/>
          <table:table-cell office:value-type="string" calcext:value-type="string">
            <text:p>Test5</text:p>
          </table:table-cell>
          <table:table-cell office:value-type="float" office:value="3.1" calcext:value-type="float">
            <text:p>3.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st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st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st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<text:s/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1T02:21:15.994635342</meta:creation-date>
    <dc:date>2023-01-02T04:48:11.166468750</dc:date>
    <meta:editing-duration>PT8H8M40S</meta:editing-duration>
    <meta:editing-cycles>49</meta:editing-cycles>
    <meta:generator>LibreOffice/7.4.2.3$MacOSX_X86_64 LibreOffice_project/382eef1f22670f7f4118c8c2dd222ec7ad009daf</meta:generator>
    <meta:document-statistic meta:table-count="1" meta:cell-count="33" meta:object-count="1"/>
  </office:meta>
</office:document-meta>
</file>

<file path=Basic/Standard/MyCaclModules.xml><?xml version="1.0" encoding="utf-8"?>
<!DOCTYPE module  PUBLIC '-//OpenOffice.org//DTD OfficeDocument 1.0//EN'  'module.dtd'>
<script:module xmlns:script="http://openoffice.org/2000/script" script:name="MyCaclModules" script:language="StarBasic" script:moduleType="normal">REM  *****  BASIC  ***** 

Function FindAddress(Sheet As Object, str As String) As Object
	Dim Doc, Descript, Targ As Object

	Descript = Sheet.createSearchDescriptor
	Descript.SearchRegularExpression = True
	Descript.SearchString = str REM "Actif"
	Targ = Sheet.FindFirst(Descript)
	FindAddress = Targ.CellAddress
End Function

Sub MaSomme(sheetStringByName As String, strColByName As String,strRes As String)
	Dim x As Double
	Dim oCell, oSheet As Object
	Dim u,k As Double
	Dim s As String
	Dim i as Integer
	Dim cellAddress As Object

	oSheet = ThisComponent.Sheets.getByName(sheetStringByName)

													
	cellAddress = FindAddress(oSheet,strColByName)	REM We find column that old strColByName
	i = cellAddress.Column 							REM We have the colum of cell that old strColByName
	k = cellAddress.Row + 1 						REM We have the row  of cell that old strColByName
	                        						REM  then go to next line to start addition
	                        						
	x = 0 											REM Memory that contains the sum of the column
	
	
	Do While oSheet.getCellByPosition(i,k).getType = 1 REM we calculate max raw till met type 1 (number)
		k = k + 1
 	Loop

	
	i = cellAddress.Row + 1 						REM Position ok to calculate column
 	Do While i &lt; k
 		oCell = oSheet.getCellByPosition(cellAddress.column,i)
		u = oCell.value 							REM We get value from cell (cellAddress.column,i)
		REM s = oCell.String
		x = u + x 									REM We add value to previous value
		i = i + 1
	Loop

	cellAddress = FindAddress(oSheet,strRes)
	i = cellAddress.Column + 1
	k = cellAddress.Row

	oCell = oSheet.getCellByPosition(i,k)
	oCell.value = x
End Sub REM Function

Sub Calc()
	MaSomme("Sheet1","Actif","Reçu") 				REM Calculus Column named Actif
	MaSomme("Sheet1","Passif","Dépensé")			REM Calculus Column named Passif
	MaSomme("Sheet1","Sommes","Total")				REM Calculus Column named Actif - Passif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yCaclModule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